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jsx vs .j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2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</table:table>
      <table:named-expressions/>
      <table:database-ranges>
        <table:database-range table:name="__Anonymous_Sheet_DB__0" table:target-range-address="Sheet1.B3:Sheet1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0:10:05.195684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03T10:30:01.736978236</dc:date>
    <meta:editing-duration>PT13H45M12S</meta:editing-duration>
    <meta:editing-cycles>14</meta:editing-cycles>
    <meta:generator>LibreOffice/5.1.6.2$Linux_X86_64 LibreOffice_project/10m0$Build-2</meta:generator>
    <meta:document-statistic meta:table-count="5" meta:cell-count="110" meta:object-count="0"/>
  </office:meta>
</office:document-meta>
</file>